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2.84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227.2pt"/>
    </style:style>
    <style:style style:name="co6" style:family="table-column">
      <style:table-column-properties fo:break-before="auto" style:column-width="12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od Ang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ouble limelight_ty = 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ublic static final double limelightAngle = </text:p>
          </table:table-cell>
          <table:table-cell office:value-type="float" office:value="32.4" calcext:value-type="float">
            <text:p>32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uble angle = limelight_ty + HoodConstants.limelightAngle;</text:p>
          </table:table-cell>
          <table:table-cell table:formula="of:=[.C4]+[.C6]" office:value-type="float" office:value="72.4" calcext:value-type="float">
            <text:p>72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gel in radians</text:p>
          </table:table-cell>
          <table:table-cell table:formula="of:=RADIANS([.C7])" office:value-type="float" office:value="1.26361837844389" calcext:value-type="float">
            <text:p>1.2636183784438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ublic static final double limelightHeight = </text:p>
          </table:table-cell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 static final double goalHeight = // LL crosshair height, found empiricall</text:p>
          </table:table-cell>
          <table:table-cell office:value-type="float" office:value="91.5" calcext:value-type="float">
            <text:p>91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 static final double heightDifference = goalHeight - limelightHeight;</text:p>
          </table:table-cell>
          <table:table-cell table:formula="of:=[.C12]-[.C11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ar distance = HoodConstants.heightDifference / Math.tan(angle);</text:p>
          </table:table-cell>
          <table:table-cell table:formula="of:=[.C13]/TAN([.C8])" office:value-type="float" office:value="22.5225266766301" calcext:value-type="float">
            <text:p>22.5225266766301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0.000002775*(Math.pow(distance, 4)) - 0.0013*(Math.pow(distance, 3)) + 0.081*(Math.pow(distance, 2)) + 28.303*distance - 60.17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POWER([.C15];4)" office:value-type="float" office:value="257316.976615924" calcext:value-type="float">
            <text:p>257316.976615924</text:p>
          </table:table-cell>
          <table:table-cell office:value-type="float" office:value="0.000002775" calcext:value-type="float">
            <text:p>2.775E-06</text:p>
          </table:table-cell>
          <table:table-cell table:formula="of:=[.C23]*[.D23]" office:value-type="float" office:value="0.714054610109188" calcext:value-type="float">
            <text:p>0.714054610109188</text:p>
          </table:table-cell>
        </table:table-row>
        <table:table-row table:style-name="ro1">
          <table:table-cell table:number-columns-repeated="2"/>
          <table:table-cell table:formula="of:=POWER([.C15];3)" office:value-type="float" office:value="11424.8716545165" calcext:value-type="float">
            <text:p>11424.8716545165</text:p>
          </table:table-cell>
          <table:table-cell office:value-type="float" office:value="-0.0013" calcext:value-type="float">
            <text:p>-0.0013</text:p>
          </table:table-cell>
          <table:table-cell table:formula="of:=[.C24]*[.D24]" office:value-type="float" office:value="-14.8523331508715" calcext:value-type="float">
            <text:p>-14.8523331508715</text:p>
          </table:table-cell>
        </table:table-row>
        <table:table-row table:style-name="ro1">
          <table:table-cell table:number-columns-repeated="2"/>
          <table:table-cell table:formula="of:=POWER([.C15];2)" office:value-type="float" office:value="507.264207899516" calcext:value-type="float">
            <text:p>507.264207899516</text:p>
          </table:table-cell>
          <table:table-cell office:value-type="float" office:value="0.081" calcext:value-type="float">
            <text:p>0.081</text:p>
          </table:table-cell>
          <table:table-cell table:formula="of:=[.C25]*[.D25]" office:value-type="float" office:value="41.0884008398608" calcext:value-type="float">
            <text:p>41.0884008398608</text:p>
          </table:table-cell>
        </table:table-row>
        <table:table-row table:style-name="ro1">
          <table:table-cell table:number-columns-repeated="2"/>
          <table:table-cell table:formula="of:=[.C15]" office:value-type="float" office:value="22.5225266766301" calcext:value-type="float">
            <text:p>22.5225266766301</text:p>
          </table:table-cell>
          <table:table-cell office:value-type="float" office:value="28.303" calcext:value-type="float">
            <text:p>28.303</text:p>
          </table:table-cell>
          <table:table-cell table:formula="of:=[.C26]*[.D26]" office:value-type="float" office:value="637.455072528663" calcext:value-type="float">
            <text:p>637.455072528663</text:p>
          </table:table-cell>
        </table:table-row>
        <table:table-row table:style-name="ro1">
          <table:table-cell/>
          <table:table-cell table:style-name="Default"/>
          <table:table-cell office:value-type="float" office:value="60.17" calcext:value-type="float">
            <text:p>60.17</text:p>
          </table:table-cell>
          <table:table-cell office:value-type="float" office:value="-1" calcext:value-type="float">
            <text:p>-1</text:p>
          </table:table-cell>
          <table:table-cell table:formula="of:=[.C27]*[.D27]" office:value-type="float" office:value="-60.17" calcext:value-type="float">
            <text:p>-60.17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HoodAngleFinder</text:p>
          </table:table-cell>
          <table:table-cell/>
          <table:table-cell table:formula="of:=SUM([.E23:.E27])" office:value-type="float" office:value="604.235194827762" calcext:value-type="float">
            <text:p>604.23519482776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2676.61866267594" calcext:value-type="float">
            <text:p>2676.61866267594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29]-[.E32]" office:value-type="float" office:value="-2072.38346784818" calcext:value-type="float">
            <text:p>-2072.38346784818</text:p>
          </table:table-cell>
        </table:table-row>
        <table:table-row table:style-name="ro1" table:number-rows-repeated="10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var distance = HoodConstants.heightDifference / Math.tan(angle);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 determine `distance` value. We do this by finding the input value to the method, that is, `limelight_ty`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LTY = atan(Δh/D)(180/<text:span text:style-name="T1">π) – LLθ</text:span>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Δh</text:p>
          </table:table-cell>
          <table:table-cell table:style-name="ce5" office:value-type="float" office:value="71" calcext:value-type="float">
            <text:p>71.0</text:p>
          </table:table-cell>
          <table:table-cell office:value-type="string" calcext:value-type="string">
            <text:p>(note: Goal_height – limelight_height)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6" office:value-type="string" calcext:value-type="string">
            <text:p>[49, 50, 51, 249, 250, 251]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LLθ</text:p>
          </table:table-cell>
          <table:table-cell table:style-name="ce6" office:value-type="float" office:value="32.4" calcext:value-type="float">
            <text:p>32.4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0.000002775*(Math.pow(distance, 4)) - 0.0013*(Math.pow(distance, 3)) + 0.081*(Math.pow(distance, 2)) + 28.303*distance – 60.17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formula="of:=DEGREES(ATAN([.$C$9]/[.C17])) - [.$C$11]" office:value-type="float" office:value="22.9888578154696" calcext:value-type="float">
            <text:p>22.9888578154696</text:p>
          </table:table-cell>
          <table:table-cell/>
          <table:table-cell table:formula="of:=0.000002775*POWER([.E17];4) - 0.0013*POWER([.E17]; 3) + 0.081*POWER([.E17]; 2) + 28.303*[.E17] - 60.17" office:value-type="float" office:value="618.272068409169" calcext:value-type="float">
            <text:p>618.272068409169</text:p>
          </table:table-cell>
          <table:table-cell table:number-columns-repeated="3"/>
          <table:table-cell table:formula="of:=DEGREES(ATAN([.$C$9]/[.C17]))" office:value-type="float" office:value="55.3888578154696" calcext:value-type="float">
            <text:p>55.3888578154696</text:p>
          </table:table-cell>
          <table:table-cell table:formula="of:=ATAN([.$C$9]/[.C17])*(180/PI())" office:value-type="float" office:value="55.3888578154696" calcext:value-type="float">
            <text:p>55.388857815469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formula="of:=ATAN([.$C$9]/[.C18])*(180/PI()) - [.$C$11]" office:value-type="float" office:value="22.4458223678526" calcext:value-type="float">
            <text:p>22.44582236785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formula="of:=ATAN([.$C$9]/[.C19])*(180/PI()) - [.$C$11]" office:value-type="float" office:value="21.909940174986" calcext:value-type="float">
            <text:p>21.9099401749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/>
          <table:table-cell table:formula="of:=ATAN([.$C$9]/[.C20])*(180/PI()) - [.$C$11]" office:value-type="float" office:value="-16.4849997352247" calcext:value-type="float">
            <text:p>-16.48499973522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formula="of:=ATAN([.$C$9]/[.C21])*(180/PI()) - [.$C$11]" office:value-type="float" office:value="-16.5454535676217" calcext:value-type="float">
            <text:p>-16.54545356762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/>
          <table:table-cell table:formula="of:=ATAN([.$C$9]/[.C22])*(180/PI()) - [.$C$11]" office:value-type="float" office:value="-16.6054615164352" calcext:value-type="float">
            <text:p>-16.605461516435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111.878098057774" calcext:value-type="float">
            <text:p>111.878098057774</text:p>
          </table:table-cell>
          <table:table-cell/>
          <table:table-cell table:formula="of:=0.000002775*POWER([.E24];4) - 0.0013*POWER([.E24]; 3) + 0.081*POWER([.E24]; 2) + 28.303*[.E24] - 60.17" office:value-type="float" office:value="2734.47367315745" calcext:value-type="float">
            <text:p>2734.4736731574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19:28:18.184797733</meta:creation-date>
    <dc:date>2021-06-17T12:11:25.758116349</dc:date>
    <meta:editing-duration>PT18H40M29S</meta:editing-duration>
    <meta:editing-cycles>2</meta:editing-cycles>
    <meta:generator>LibreOffice/6.0.7.3$Linux_X86_64 LibreOffice_project/00m0$Build-3</meta:generator>
    <meta:document-statistic meta:table-count="2" meta:cell-count="65" meta:object-count="0"/>
  </office:meta>
</office:document-meta>
</file>